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Monaco, 'Courier New', Courier, monospace"/>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Helvetica" fo:font-weight="bold" style:font-weight-asian="bold" style:font-weight-complex="bold"/>
    </style:style>
    <style:style style:name="P2" style:family="paragraph" style:parent-style-name="Standard">
      <style:text-properties fo:color="#000000"/>
    </style:style>
    <style:style style:name="P3" style:family="paragraph" style:parent-style-name="Preformatted_20_Text">
      <style:text-properties fo:font-variant="normal" fo:text-transform="none" fo:color="#000000" style:font-name="Consolas" fo:font-size="7.84999990463257pt" fo:letter-spacing="normal" fo:font-style="normal" fo:font-weight="normal"/>
    </style:style>
    <style:style style:name="P4" style:family="paragraph" style:parent-style-name="Preformatted_20_Text">
      <style:paragraph-properties fo:margin-top="0cm" fo:margin-bottom="0.508cm" fo:text-align="start" style:justify-single-word="false" fo:background-color="#f3f3f7" fo:padding="0.254cm" fo:border="0.002cm solid #dedee3">
        <style:background-image/>
      </style:paragraph-properties>
      <style:text-properties fo:font-variant="normal" fo:text-transform="none" fo:color="#000000" style:font-name="Consolas" fo:font-size="7.84999990463257pt" fo:letter-spacing="normal" fo:font-style="normal" fo:font-weight="normal"/>
    </style:style>
    <style:style style:name="P5" style:family="paragraph" style:parent-style-name="Preformatted_20_Text">
      <style:paragraph-properties fo:margin-top="0cm" fo:margin-bottom="0.508cm" fo:text-align="start" style:justify-single-word="false" fo:background-color="#f3f3f7" fo:padding="0.254cm" fo:border="0.002cm solid #dedee3">
        <style:background-image/>
      </style:paragraph-properties>
      <style:text-properties fo:font-variant="normal" fo:text-transform="none" fo:color="#000000" fo:letter-spacing="normal"/>
    </style:style>
    <style:style style:name="P6" style:family="paragraph" style:parent-style-name="Preformatted_20_Text">
      <style:paragraph-properties fo:margin-top="0cm" fo:margin-bottom="0.508cm" fo:text-align="start" style:justify-single-word="false" fo:background-color="#f3f3f7" fo:padding="0.254cm" fo:border="0.002cm solid #dedee3">
        <style:background-image/>
      </style:paragraph-properties>
    </style:style>
    <style:style style:name="T1"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2" style:family="text">
      <style:text-properties fo:font-variant="normal" fo:text-transform="none" fo:color="#000000" style:font-name="Times New Roman" fo:font-size="12pt" fo:letter-spacing="normal" style:font-size-asian="12pt" style:font-size-complex="12pt"/>
    </style:style>
    <style:style style:name="T3" style:family="text">
      <style:text-properties fo:font-variant="normal" fo:text-transform="none" fo:color="#000000" style:font-name="Times New Roman" fo:font-size="12pt" fo:letter-spacing="normal" fo:font-style="normal" fo:font-weight="normal" style:font-size-asian="12pt" style:font-size-complex="12pt"/>
    </style:style>
    <style:style style:name="T4" style:family="text">
      <style:text-properties fo:font-variant="normal" fo:text-transform="none" fo:color="#4ca6cf" style:text-line-through-style="none" style:font-name="Times New Roman" fo:font-size="12pt" fo:letter-spacing="normal" fo:font-style="normal" style:text-underline-style="none" fo:font-weight="normal" style:text-blinking="false" style:font-size-asian="12pt" style:font-size-complex="12pt"/>
    </style:style>
    <style:style style:name="T5" style:family="text">
      <style:text-properties fo:font-variant="normal" fo:text-transform="none" style:text-line-through-style="none" style:font-name="Times New Roman" fo:font-size="12pt" fo:letter-spacing="normal" fo:font-style="normal" style:text-underline-style="none" fo:font-weight="normal" style:text-blinking="false" style:font-size-asian="12pt" style:font-size-complex="12pt"/>
    </style:style>
    <style:style style:name="T6" style:family="text">
      <style:text-properties style:text-line-through-style="none" style:font-name="Times New Roman" fo:font-size="12pt" style:text-underline-style="none" style:text-blinking="false" style:font-size-asian="12pt" style:font-size-complex="12pt"/>
    </style:style>
    <style:style style:name="T7" style:family="text">
      <style:text-properties style:font-name="Times New Roman" fo:font-size="12pt" style:font-size-asian="12pt" style:font-size-complex="12pt"/>
    </style:style>
    <style:style style:name="T8" style:family="text">
      <style:text-properties style:font-name="Consolas" fo:font-size="7.84999990463257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teckningar - hur man skapar WP plugin</text:p>
      <text:p text:style-name="Standard"/>
      <text:p text:style-name="Standard">1. väl ett unikt namn, t.ex RamundBooking</text:p>
      <text:p text:style-name="Standard">2. skapa en php-fil med relaterat namn, t.ex ramund-booking.php -alternativt - skapa en mapp (för alla filer som hör till pluginet) med namn enligt ovan, mappen ska läggas i mappen wp-content/plugins</text:p>
      <text:p text:style-name="Standard"><text:span text:style-name="T7">4. pga att inställningarna i wordpress kan krångla så att pluginen i mappen inte hittas måste man använda absoluta url:er. se: </text:span><text:span text:style-name="T2"> </text:span><text:a xlink:type="simple" xlink:href="https://codex.wordpress.org/Function_Reference/plugin_dir_path"><text:span text:style-name="T4">plugin_dir_path()</text:span></text:a><text:span text:style-name="T2">  och </text:span><text:span text:style-name="T3"> </text:span><text:a xlink:type="simple" xlink:href="https://codex.wordpress.org/Function_Reference/plugins_url"><text:span text:style-name="T4">plugins_url()</text:span></text:a><text:span text:style-name="T2">  och </text:span><text:a xlink:type="simple" xlink:href="http://codex.wordpress.org/Determining_Plugin_and_Content_Directories"><text:span text:style-name="T4">http://codex.wordpress.org/Determining_Plugin_and_Content_Directories</text:span></text:a></text:p>
      <text:p text:style-name="Standard"><text:span text:style-name="T1">5. Om pluginet ska finnas tillgängligt hos wordpress måste man lägga till en readme-file där man följer en viss standard. Om detta skulle vara intressant, se:  </text:span><text:a xlink:type="simple" xlink:href="http://wordpress.org/extend/plugins/about/readme.txt"><text:span text:style-name="T4">http://wordpress.org/extend/plugins/about/readme.txt</text:span></text:a><text:span text:style-name="T1">  och  </text:span><text:a xlink:type="simple" xlink:href="http://generatewp.com/plugin-readme/"><text:span text:style-name="T4">plugin 'readme.txt' generator</text:span></text:a></text:p>
      <text:p text:style-name="P2"><text:span text:style-name="T5">6. Rekomenderas att göra en webbsida till pluginet.</text:span></text:p>
      <text:p text:style-name="P2"><text:span text:style-name="T5">7. Allra först i pluginets huvudfil(php) ska man skriva en viss text för att pluginet ska kunna kommunicera med WP och överhuvudtaget fungera med WP, texten lyder som följer:<text:line-break/>&lt;?php</text:span></text:p>
      <text:p text:style-name="P4">/**</text:p>
      <text:p text:style-name="P5"><text:s/><text:span text:style-name="T8">* Plugin Name: Name Of The Plugin</text:span></text:p>
      <text:p text:style-name="P5"><text:s/><text:span text:style-name="T8">* Plugin URI: http://URI_Of_Page_Describing_Plugin_and_Updates</text:span></text:p>
      <text:p text:style-name="P5"><text:s/><text:span text:style-name="T8">* Description: A brief description of the Plugin.</text:span></text:p>
      <text:p text:style-name="P5"><text:s/><text:span text:style-name="T8">* Version: The Plugin's Version Number, e.g.: 1.0</text:span></text:p>
      <text:p text:style-name="P5"><text:s/><text:span text:style-name="T8">* Author: Name Of The Plugin Author</text:span></text:p>
      <text:p text:style-name="P5"><text:s/><text:span text:style-name="T8">* Author URI: http://URI_Of_The_Plugin_Author</text:span></text:p>
      <text:p text:style-name="P5"><text:s/><text:span text:style-name="T8">* License: A "Slug" license name e.g. GPL2</text:span></text:p>
      <text:p text:style-name="P5"><text:s/><text:span text:style-name="T8">*/</text:span></text:p>
      <text:p text:style-name="P2"><text:span text:style-name="T5">8. Den översta raden (plugin name) är vad som minst krävs måste skrivas. Resten av raderna används för administrationen av plugin (tror jag) management screen.</text:span></text:p>
      <text:p text:style-name="P2"><text:span text:style-name="T5">9. Hitta en standard för att namnge versionen och håll dig till den. T.ex 1.0, 2.0 osv.</text:span></text:p>
      <text:p text:style-name="P2"><text:span text:style-name="T5">10. Filen måste vara UTF-8 encodad.</text:span></text:p>
      <text:p text:style-name="P2"><text:span text:style-name="T5">11. Man kan följa god sed och lägga till licens i headern om man vill. Finns någon WP standard som heter GPL2 som alla brukar följa. Isåfall ska man även skriva längst upp:</text:span></text:p>
      <text:p text:style-name="P3"><text:span text:style-name="T6">&lt;?php</text:span></text:p>
      <text:p text:style-name="P4">/* <text:s/>Copyright YEAR <text:s/>PLUGIN_AUTHOR_NAME <text:s/>(email : PLUGIN AUTHOR EMAIL)</text:p>
      <text:p text:style-name="P6"/>
      <text:p text:style-name="P5"><text:s text:c="4"/><text:span text:style-name="T8">This program is free software; you can redistribute it and/or modify</text:span></text:p>
      <text:p text:style-name="P5"><text:s text:c="4"/><text:span text:style-name="T8">it under the terms of the GNU General Public License, version 2, as </text:span></text:p>
      <text:p text:style-name="P5"><text:s text:c="4"/><text:span text:style-name="T8">published by the Free Software Foundation.</text:span></text:p>
      <text:p text:style-name="P6"/>
      <text:p text:style-name="P5"><text:soft-page-break/><text:s text:c="4"/><text:span text:style-name="T8">This program is distributed in the hope that it will be useful,</text:span></text:p>
      <text:p text:style-name="P5"><text:s text:c="4"/><text:span text:style-name="T8">but WITHOUT ANY WARRANTY; without even the implied warranty of</text:span></text:p>
      <text:p text:style-name="P5"><text:s text:c="4"/><text:span text:style-name="T8">MERCHANTABILITY or FITNESS FOR A PARTICULAR PURPOSE. <text:s/>See the</text:span></text:p>
      <text:p text:style-name="P5"><text:s text:c="4"/><text:span text:style-name="T8">GNU General Public License for more details.</text:span></text:p>
      <text:p text:style-name="P6"/>
      <text:p text:style-name="P5"><text:s text:c="4"/><text:span text:style-name="T8">You should have received a copy of the GNU General Public License</text:span></text:p>
      <text:p text:style-name="P5"><text:s text:c="4"/><text:span text:style-name="T8">along with this program; if not, write to the Free Software</text:span></text:p>
      <text:p text:style-name="P5"><text:s text:c="4"/><text:span text:style-name="T8">Foundation, Inc., 51 Franklin St, Fifth Floor, Boston, MA <text:s/>02110-1301 <text:s/>USA</text:span></text:p>
      <text:p text:style-name="P4">*/</text:p>
      <text:p text:style-name="P2"><text:span text:style-name="T5">12. Finns något som heter "WordPress Plugin Hooks", som är någon slags funktion som skannar igenom pluginet före kodan i själva WP-sidan. Så om något genereras i pluginkoden, t.ex en footer, så hämtar hooken upp den därifrån istället från HTML-footern i wordpresstemat.</text:span></text:p>
      <text:p text:style-name="P2"><text:span text:style-name="T5">13. Template Tags - man kan använda sådana för att anropa sitt plugin på önskad plats (t.ex i en sidebar) i sitt theme. </text:span></text:p>
      <text:p text:style-name="P2"><text:span text:style-name="T5">14. Plugin data behöver ofta sparas i Wpdatabasen. för att göra detta finns 4 olika sätt:</text:span></text:p>
      <text:p text:style-name="P2"><text:span text:style-name="T5">- <text:s/>Wordpress option mechanism. Lämplig för statisk data som sällan ändras.</text:span></text:p>
      <text:p text:style-name="P2"><text:span text:style-name="T5">- <text:s/>Post meta, aka custom fields. Lämpligt för individuella poster, sidor och bilagor.</text:span></text:p>
      <text:p text:style-name="P2"><text:span text:style-name="T5">- <text:s/>Custom Taxanomy. För att klassificera inlägg, användare, kommentarer. Eller för editerbara data.</text:span></text:p>
      <text:p text:style-name="P2"><text:span text:style-name="T5">- <text:s/>Skapa en helt ny anpassad databastabell. Lämplig för data som inte är direkt knuten till individuella poster, sidor, bilagor, kommentarer. Typen av data som växer med tiden och saknar individuella nam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Monaco, 'Courier New', Courier, monospace"/>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5T19:13:15</meta:creation-date>
    <dc:date>2014-04-15T22:40:20</dc:date>
    <meta:editing-duration>PT3H27M5S</meta:editing-duration>
    <meta:editing-cycles>23</meta:editing-cycles>
    <meta:generator>OpenOffice.org/3.4.1$Unix OpenOffice.org_project/341m1$Build-9593</meta:generator>
    <meta:document-statistic meta:table-count="0" meta:image-count="0" meta:object-count="0" meta:page-count="2" meta:paragraph-count="40" meta:word-count="532" meta:character-count="3443"/>
  </office:meta>
</office:document-meta>
</file>